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86051" calcext:value-type="float">
            <text:p>2,86051</text:p>
          </table:table-cell>
          <table:table-cell office:value-type="float" office:value="2.87115" calcext:value-type="float">
            <text:p>2,87115</text:p>
          </table:table-cell>
          <table:table-cell office:value-type="float" office:value="2.87976" calcext:value-type="float">
            <text:p>2,87976</text:p>
          </table:table-cell>
          <table:table-cell office:value-type="float" office:value="2.8896" calcext:value-type="float">
            <text:p>2,8896</text:p>
          </table:table-cell>
          <table:table-cell office:value-type="float" office:value="2.89421" calcext:value-type="float">
            <text:p>2,89421</text:p>
          </table:table-cell>
          <table:table-cell office:value-type="float" office:value="2.8979" calcext:value-type="float">
            <text:p>2,8979</text:p>
          </table:table-cell>
          <table:table-cell office:value-type="float" office:value="2.90709" calcext:value-type="float">
            <text:p>2,90709</text:p>
          </table:table-cell>
        </table:table-row>
        <table:table-row table:style-name="ro1">
          <table:table-cell office:value-type="float" office:value="3.12961" calcext:value-type="float">
            <text:p>3,12961</text:p>
          </table:table-cell>
          <table:table-cell office:value-type="float" office:value="2.51288" calcext:value-type="float">
            <text:p>2,51288</text:p>
          </table:table-cell>
          <table:table-cell office:value-type="float" office:value="1.89061" calcext:value-type="float">
            <text:p>1,89061</text:p>
          </table:table-cell>
          <table:table-cell office:value-type="float" office:value="2.09519" calcext:value-type="float">
            <text:p>2,09519</text:p>
          </table:table-cell>
          <table:table-cell office:value-type="float" office:value="2.51828" calcext:value-type="float">
            <text:p>2,51828</text:p>
          </table:table-cell>
          <table:table-cell office:value-type="float" office:value="0.63497" calcext:value-type="float">
            <text:p>0,63497</text:p>
          </table:table-cell>
          <table:table-cell office:value-type="float" office:value="4.21571" calcext:value-type="float">
            <text:p>4,21571</text:p>
          </table:table-cell>
        </table:table-row>
        <table:table-row table:style-name="ro1">
          <table:table-cell office:value-type="float" office:value="1.13301" calcext:value-type="float">
            <text:p>1,13301</text:p>
          </table:table-cell>
          <table:table-cell office:value-type="float" office:value="0.9091" calcext:value-type="float">
            <text:p>0,9091</text:p>
          </table:table-cell>
          <table:table-cell office:value-type="float" office:value="1.67086" calcext:value-type="float">
            <text:p>1,67086</text:p>
          </table:table-cell>
          <table:table-cell office:value-type="float" office:value="1.58054" calcext:value-type="float">
            <text:p>1,58054</text:p>
          </table:table-cell>
          <table:table-cell office:value-type="float" office:value="1.26652" calcext:value-type="float">
            <text:p>1,26652</text:p>
          </table:table-cell>
          <table:table-cell office:value-type="float" office:value="0.22935" calcext:value-type="float">
            <text:p>0,229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276" calcext:value-type="float">
            <text:p>0,83276</text:p>
          </table:table-cell>
          <table:table-cell office:value-type="float" office:value="0.6844" calcext:value-type="float">
            <text:p>0,6844</text:p>
          </table:table-cell>
          <table:table-cell office:value-type="float" office:value="0.57187" calcext:value-type="float">
            <text:p>0,57187</text:p>
          </table:table-cell>
          <table:table-cell office:value-type="float" office:value="0.45833" calcext:value-type="float">
            <text:p>0,45833</text:p>
          </table:table-cell>
          <table:table-cell office:value-type="float" office:value="3.3617" calcext:value-type="float">
            <text:p>3,3617</text:p>
          </table:table-cell>
          <table:table-cell/>
        </table:table-row>
        <table:table-row table:style-name="ro1">
          <table:table-cell table:formula="of:=SUM([.A2:.A5])" office:value-type="float" office:value="7.12313" calcext:value-type="float">
            <text:p>7,12313</text:p>
          </table:table-cell>
          <table:table-cell table:formula="of:=SUM([.B2:.B5])" office:value-type="float" office:value="7.12589" calcext:value-type="float">
            <text:p>7,12589</text:p>
          </table:table-cell>
          <table:table-cell table:formula="of:=SUM([.C2:.C5])" office:value-type="float" office:value="7.12563" calcext:value-type="float">
            <text:p>7,12563</text:p>
          </table:table-cell>
          <table:table-cell table:formula="of:=SUM([.D2:.D5])" office:value-type="float" office:value="7.1372" calcext:value-type="float">
            <text:p>7,1372</text:p>
          </table:table-cell>
          <table:table-cell table:formula="of:=SUM([.E2:.E5])" office:value-type="float" office:value="7.13734" calcext:value-type="float">
            <text:p>7,13734</text:p>
          </table:table-cell>
          <table:table-cell table:formula="of:=SUM([.F2:.F5])" office:value-type="float" office:value="7.12392" calcext:value-type="float">
            <text:p>7,12392</text:p>
          </table:table-cell>
          <table:table-cell table:formula="of:=SUM([.G2:.G5])" office:value-type="float" office:value="7.1228" calcext:value-type="float">
            <text:p>7,1228</text:p>
          </table:table-cell>
        </table:table-row>
        <table:table-row table:style-name="ro1">
          <table:table-cell office:value-type="float" office:value="6.99901" calcext:value-type="float">
            <text:p>6,99901</text:p>
          </table:table-cell>
          <table:table-cell office:value-type="float" office:value="7.11297" calcext:value-type="float">
            <text:p>7,11297</text:p>
          </table:table-cell>
          <table:table-cell office:value-type="float" office:value="6.99522" calcext:value-type="float">
            <text:p>6,99522</text:p>
          </table:table-cell>
          <table:table-cell office:value-type="float" office:value="7.12529" calcext:value-type="float">
            <text:p>7,12529</text:p>
          </table:table-cell>
          <table:table-cell office:value-type="float" office:value="7.10965" calcext:value-type="float">
            <text:p>7,10965</text:p>
          </table:table-cell>
          <table:table-cell office:value-type="float" office:value="7.06967" calcext:value-type="float">
            <text:p>7,06967</text:p>
          </table:table-cell>
          <table:table-cell office:value-type="float" office:value="7.07486" calcext:value-type="float">
            <text:p>7,07486</text:p>
          </table:table-cell>
        </table:table-row>
        <table:table-row table:style-name="ro1">
          <table:table-cell table:formula="of:=([.A7]-[.A6])/[.A6]*(-100)" office:value-type="float" office:value="1.74249241555327" calcext:value-type="float">
            <text:p>1,7424924156</text:p>
          </table:table-cell>
          <table:table-cell table:formula="of:=([.B7]-[.B6])/[.B6]*(-100)" office:value-type="float" office:value="0.181310685402108" calcext:value-type="float">
            <text:p>0,1813106854</text:p>
          </table:table-cell>
          <table:table-cell table:formula="of:=([.C7]-[.C6])/[.C6]*(-100)" office:value-type="float" office:value="1.8301539653336" calcext:value-type="float">
            <text:p>1,8301539653</text:p>
          </table:table-cell>
          <table:table-cell table:formula="of:=([.D7]-[.D6])/[.D6]*(-100)" office:value-type="float" office:value="0.166872162752905" calcext:value-type="float">
            <text:p>0,1668721628</text:p>
          </table:table-cell>
          <table:table-cell table:formula="of:=([.E7]-[.E6])/[.E6]*(-100)" office:value-type="float" office:value="0.387959660041413" calcext:value-type="float">
            <text:p>0,38795966</text:p>
          </table:table-cell>
          <table:table-cell table:formula="of:=([.F7]-[.F6])/[.F6]*(-100)" office:value-type="float" office:value="0.761518939011102" calcext:value-type="float">
            <text:p>0,761518939</text:p>
          </table:table-cell>
          <table:table-cell table:formula="of:=([.G7]-[.G6])/[.G6]*(-100)" office:value-type="float" office:value="0.673049924187113" calcext:value-type="float">
            <text:p>0,673049924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 office:value-type="float" office:value="0.23" calcext:value-type="float">
            <text:p>0,23</text:p>
          </table:table-cell>
        </table:table-row>
        <table:table-row table:style-name="ro1">
          <table:table-cell table:formula="of:=[.A$11]*(1-[.A$1]/10)" office:value-type="float" office:value="0.23" calcext:value-type="float">
            <text:p>0,23</text:p>
          </table:table-cell>
          <table:table-cell table:formula="of:=[.B$11]*(1-[.B$1]/10)" office:value-type="float" office:value="0.184" calcext:value-type="float">
            <text:p>0,184</text:p>
          </table:table-cell>
          <table:table-cell table:formula="of:=[.C$11]*(1-[.C$1]/10)" office:value-type="float" office:value="0.138" calcext:value-type="float">
            <text:p>0,138</text:p>
          </table:table-cell>
          <table:table-cell table:formula="of:=[.D$11]*(1-[.D$1]/10)" office:value-type="float" office:value="0.115" calcext:value-type="float">
            <text:p>0,115</text:p>
          </table:table-cell>
          <table:table-cell table:formula="of:=[.E$11]*(1-[.E$1]/10)" office:value-type="float" office:value="0.092" calcext:value-type="float">
            <text:p>0,092</text:p>
          </table:table-cell>
          <table:table-cell table:formula="of:=[.F$11]*(1-[.F$1]/10)" office:value-type="float" office:value="0.046" calcext:value-type="float">
            <text:p>0,046</text:p>
          </table:table-cell>
          <table:table-cell table:formula="of:=[.G$11]*(1-[.G$1]/10)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.73" calcext:value-type="float">
            <text:p>0,73</text:p>
          </table:table-cell>
        </table:table-row>
        <table:table-row table:style-name="ro1">
          <table:table-cell table:formula="of:=[.A$13]*(1-[.A$1]/10)" office:value-type="float" office:value="0.73" calcext:value-type="float">
            <text:p>0,73</text:p>
          </table:table-cell>
          <table:table-cell table:formula="of:=[.B$13]*(1-[.B$1]/10)" office:value-type="float" office:value="0.584" calcext:value-type="float">
            <text:p>0,584</text:p>
          </table:table-cell>
          <table:table-cell table:formula="of:=[.C$13]*(1-[.C$1]/10)" office:value-type="float" office:value="0.438" calcext:value-type="float">
            <text:p>0,438</text:p>
          </table:table-cell>
          <table:table-cell table:formula="of:=[.D$13]*(1-[.D$1]/10)" office:value-type="float" office:value="0.365" calcext:value-type="float">
            <text:p>0,365</text:p>
          </table:table-cell>
          <table:table-cell table:formula="of:=[.E$13]*(1-[.E$1]/10)" office:value-type="float" office:value="0.292" calcext:value-type="float">
            <text:p>0,292</text:p>
          </table:table-cell>
          <table:table-cell table:formula="of:=[.F$13]*(1-[.F$1]/10)" office:value-type="float" office:value="0.146" calcext:value-type="float">
            <text:p>0,146</text:p>
          </table:table-cell>
          <table:table-cell table:formula="of:=[.G$13]*(1-[.G$1]/10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formula="of:=[.A2]/[.A6]" office:value-type="float" office:value="0.401580484983427" calcext:value-type="float">
            <text:p>0,401580485</text:p>
          </table:table-cell>
          <table:table-cell table:formula="of:=[.B2]/[.B6]" office:value-type="float" office:value="0.402918091634869" calcext:value-type="float">
            <text:p>0,4029180916</text:p>
          </table:table-cell>
          <table:table-cell table:formula="of:=[.C2]/[.C6]" office:value-type="float" office:value="0.404141107523124" calcext:value-type="float">
            <text:p>0,4041411075</text:p>
          </table:table-cell>
          <table:table-cell table:formula="of:=[.D2]/[.D6]" office:value-type="float" office:value="0.404864652805022" calcext:value-type="float">
            <text:p>0,4048646528</text:p>
          </table:table-cell>
          <table:table-cell table:formula="of:=[.E2]/[.E6]" office:value-type="float" office:value="0.405502610216131" calcext:value-type="float">
            <text:p>0,4055026102</text:p>
          </table:table-cell>
          <table:table-cell table:formula="of:=[.F2]/[.F6]" office:value-type="float" office:value="0.406784466978854" calcext:value-type="float">
            <text:p>0,406784467</text:p>
          </table:table-cell>
          <table:table-cell table:formula="of:=[.G2]/[.G6]" office:value-type="float" office:value="0.408138653338575" calcext:value-type="float">
            <text:p>0,4081386533</text:p>
          </table:table-cell>
        </table:table-row>
        <table:table-row table:style-name="ro1">
          <table:table-cell table:formula="of:=(1-[.A18])*[.A6]" office:value-type="float" office:value="4.26262" calcext:value-type="float">
            <text:p>4,26262</text:p>
          </table:table-cell>
          <table:table-cell table:formula="of:=(1-[.B18])*[.B6]" office:value-type="float" office:value="4.25474" calcext:value-type="float">
            <text:p>4,25474</text:p>
          </table:table-cell>
          <table:table-cell table:formula="of:=(1-[.C18])*[.C6]" office:value-type="float" office:value="4.24587" calcext:value-type="float">
            <text:p>4,24587</text:p>
          </table:table-cell>
          <table:table-cell table:formula="of:=(1-[.D18])*[.D6]" office:value-type="float" office:value="4.2476" calcext:value-type="float">
            <text:p>4,2476</text:p>
          </table:table-cell>
          <table:table-cell table:formula="of:=(1-[.E18])*[.E6]" office:value-type="float" office:value="4.24313" calcext:value-type="float">
            <text:p>4,24313</text:p>
          </table:table-cell>
          <table:table-cell table:formula="of:=(1-[.F18])*[.F6]" office:value-type="float" office:value="4.22602" calcext:value-type="float">
            <text:p>4,22602</text:p>
          </table:table-cell>
          <table:table-cell table:formula="of:=(1-[.G18])*[.G6]" office:value-type="float" office:value="4.21571" calcext:value-type="float">
            <text:p>4,21571</text:p>
          </table:table-cell>
        </table:table-row>
        <table:table-row table:style-name="ro1">
          <table:table-cell table:formula="of:=([.A6]-[.A7])/[.A19]*100" office:value-type="float" office:value="2.91182418324879" calcext:value-type="float">
            <text:p>2,9118241832</text:p>
          </table:table-cell>
          <table:table-cell table:formula="of:=([.B6]-[.B7])/[.B19]*100" office:value-type="float" office:value="0.303661328306789" calcext:value-type="float">
            <text:p>0,3036613283</text:p>
          </table:table-cell>
          <table:table-cell table:formula="of:=([.C6]-[.C7])/[.C19]*100" office:value-type="float" office:value="3.07145532011108" calcext:value-type="float">
            <text:p>3,0714553201</text:p>
          </table:table-cell>
          <table:table-cell table:formula="of:=([.D6]-[.D7])/[.D19]*100" office:value-type="float" office:value="0.280393634052178" calcext:value-type="float">
            <text:p>0,2803936341</text:p>
          </table:table-cell>
          <table:table-cell table:formula="of:=([.E6]-[.E7])/[.E19]*100" office:value-type="float" office:value="0.652584295084048" calcext:value-type="float">
            <text:p>0,6525842951</text:p>
          </table:table-cell>
          <table:table-cell table:formula="of:=([.F6]-[.F7])/[.F19]*100" office:value-type="float" office:value="1.28371375431256" calcext:value-type="float">
            <text:p>1,2837137543</text:p>
          </table:table-cell>
          <table:table-cell table:formula="of:=([.G6]-[.G7])/[.G19]*100" office:value-type="float" office:value="1.13717499543374" calcext:value-type="float">
            <text:p>1,1371749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 style:data-style-name="N2" text:time-value="12:18:59.91756840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22:41:55.218770381</meta:creation-date>
    <dc:date>2016-05-08T16:30:00.964561716</dc:date>
    <meta:editing-duration>PT1H4M34S</meta:editing-duration>
    <meta:editing-cycles>2</meta:editing-cycles>
    <meta:generator>LibreOffice/4.2.8.2$Linux_X86_64 LibreOffice_project/420m0$Build-2</meta:generator>
    <meta:document-statistic meta:table-count="1" meta:cell-count="103" meta:object-count="0"/>
  </office:meta>
</office:document-meta>
</file>